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php phpinfo(); ?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2:49:29.194863897</meta:creation-date>
    <dc:date>2021-09-09T22:50:26.167403936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6.4.7.2$Linux_X86_64 LibreOffice_project/40$Build-2</meta:generator>
  </office:meta>
</office:document-meta>
</file>